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scriptionImpl.discoverEvents( long timeou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ubscriptionImpl.getJcrEventType( EventType eventTyp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ubscriptionImpl.getFilterValues( String filterLocal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ubscriptionImpl.getUuidFil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ptionImpl.getJcrEventTyp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ubscriptionImpl.suspe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ansactionEvent.beforeCommit( TransactionResource resource , String lockTok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ubscriptionImpl.getNodetypeNameFil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ptionImpl.isDee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ndleImpl.EventBundleImpl( EventIterator events , String transact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scriptionImpl.createTransactionListen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ubscriptionImpl.getLoc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ndleImpl.toXml( Document docu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ubscriptionImpl.toXml( Document doc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ubscriptionImpl.resu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ventBundleImpl.EventBundleImpl( EventIterator ev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ptionImpl.SubscriptionImpl( SubscriptionInfo info , ObservationResource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ubscriptionImpl.getEventType( int jcrEvent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ubscriptionImpl.afterCommit( TransactionResource resource , String lockToken , boolean suc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actionEvent.afterCommit( TransactionResource resource , String lockToken , boolean succe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ubscriptionImpl.isSubscribedToResource( Observation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ptionImpl.setInfo( SubscriptionInfo 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ubscriptionImpl.beforeCommit( TransactionResource resource , String lock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actionEvent.onEvent( EventIterator ev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ubscriptionImpl.getSubscript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ptionImpl.onEvent( EventIterator ev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ubscriptionImpl.isExp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ptionImpl.isNoLoc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